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-BoldMT" svg:font-family="Arial-BoldMT"/>
    <style:font-face style:name="Tahoma1" svg:font-family="Tahoma"/>
    <style:font-face style:name="Arial-ItalicMT" svg:font-family="Arial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rial-ItalicMT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Arial-ItalicMT" fo:font-size="10pt" fo:language="none" fo:country="none" fo:font-style="normal" style:font-name-asian="Arial-ItalicMT" style:font-size-asian="10pt" style:language-asian="none" style:country-asian="none" style:font-style-asian="normal" style:font-name-complex="Arial-ItalicMT" style:font-size-complex="10pt" style:language-complex="none" style:country-complex="none" style:font-style-complex="normal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-ItalicMT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-ItalicMT" fo:font-size="10pt" fo:language="en" fo:country="US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T1" style:family="text">
      <style:text-properties fo:color="#000000" style:font-name="Arial-BoldMT" fo:font-size="12pt" fo:language="none" fo:country="none" fo:font-weight="bold" style:font-name-asian="Arial-BoldMT" style:font-size-asian="12pt" style:language-asian="none" style:country-asian="none" style:font-weight-asian="bold" style:font-name-complex="Arial-BoldMT" style:font-size-complex="12pt" style:language-complex="none" style:country-complex="none" style:font-weight-complex="bold"/>
    </style:style>
    <style:style style:name="T2" style:family="text" style:parent-style-name="Emphasis">
      <style:text-properties fo:color="#000000" style:font-name="Arial-ItalicMT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T3" style:family="text">
      <style:text-properties fo:color="#000000" style:font-name="Arial-ItalicMT" fo:font-size="10pt" fo:font-style="normal" style:font-name-asian="Arial-ItalicMT" style:font-size-asian="10pt" style:font-style-asian="normal" style:font-name-complex="Arial-ItalicMT" style:font-size-complex="10pt" style:font-style-complex="normal"/>
    </style:style>
    <style:style style:name="T4" style:family="text">
      <style:text-properties fo:color="#000000" style:font-name="Arial-ItalicMT" fo:font-size="10pt" fo:language="none" fo:country="none" fo:font-style="normal" style:font-name-asian="Arial-ItalicMT" style:font-size-asian="10pt" style:language-asian="none" style:country-asian="none" style:font-style-asian="normal" style:font-name-complex="Arial-ItalicMT" style:font-size-complex="10pt" style:language-complex="none" style:country-complex="none" style:font-style-complex="normal"/>
    </style:style>
    <style:style style:name="T5" style:family="text">
      <style:text-properties fo:color="#000000" style:font-name="Arial-ItalicMT" fo:font-size="10pt" fo:language="none" fo:country="none" fo:font-style="normal" style:font-name-asian="Arial-ItalicMT" style:font-size-asian="10pt" style:language-asian="none" style:country-asian="none" style:font-style-asian="normal" style:font-name-complex="Arial-ItalicMT" style:font-size-complex="10pt" style:language-complex="none" style:country-complex="none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bo case Finite State Automata</text:span></text:p>
      <text:p text:style-name="P2"/>
      <text:p text:style-name="P3">Get whatever FSA toolbox for supporting your code</text:p>
      <text:p text:style-name="P1"><text:span text:style-name="T2">In order to allow an easier integration with python code I suggest to use the jpbarrette-moman tools, included here.</text:span></text:p>
      <text:p text:style-name="P3"/>
      <text:p text:style-name="P3">It covers the basic FSA functions (not FST!!) and is easier than other more powerful tools (ATT, Xerox, Carmel, ...). </text:p>
      <text:p text:style-name="P3"/>
      <text:p text:style-name="P1"><text:span text:style-name="T3">If you prefer Xerox,</text:span><text:span text:style-name="T4"> the Python interface for the Xerox toolkit can be found at <text:s/></text:span><text:a xlink:type="simple" xlink:href="http://www.fsmbook.com/" office:target-frame-name="_blank" xlink:show="new"><text:span text:style-name="T5">http://www.fsmbook.com/</text:span></text:a><text:span text:style-name="T4">. Look for 'Finite-state software update' under the Downloads section. </text:span></text:p>
      <text:p text:style-name="P3"/>
      <text:p text:style-name="P1"><text:span text:style-name="T4">For OpenFST, you can find Python bindings here: </text:span><text:a xlink:type="simple" xlink:href="http://code.google.com/p/pyopenfst/" office:target-frame-name="_blank" xlink:show="new"><text:span text:style-name="T5">http://code.google.com/p/pyopenfst/</text:span></text:a></text:p>
      <text:p text:style-name="P4"/>
      <text:list text:style-name="L1">
        <text:list-item>
          <text:p text:style-name="P5">install the toolbox (just copying all the files to an accesible directory or installing it using the setup.py program. </text:p>
        </text:list-item>
        <text:list-item>
          <text:p text:style-name="P5">Execute some of the tests included in the FSA.py code in order to be familiar with FSA operations.</text:p>
        </text:list-item>
        <text:list-item>
          <text:p text:style-name="P5">Look at the fsaTestDate.py that contains the code for generating a FSA recognizing months in English.</text:p>
        </text:list-item>
        <text:list-item>
          <text:p text:style-name="P5">Consider the examples in the attached file examples_birth_date.txt <text:s/>taken from Wikipedia infoboxes, all of them containing dates (most of them correct)</text:p>
        </text:list-item>
        <text:list-item>
          <text:p text:style-name="P5">Following the ideas of <text:s/>fsaMonths and unionMonths , write FSAs for other date components (days, day of the week, years, delimiters, noise). The provided FSAs should be improved as well for allowing other forms of months occurrence: Jan, J, 1, etc. Adapt the function for computing the alphabet to your needs. The FSA software is rather inefficient, so be patient when building complex FSAs. </text:p>
        </text:list-item>
        <text:list-item>
          <text:p text:style-name="P5">Integrate all these FSA into a unique dateFSAD. Apply it over the whole collection in examples_birth_date.txt </text:p>
        </text:list-item>
      </text:list>
      <text:p text:style-name="P6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-BoldMT" svg:font-family="Arial-BoldMT"/>
    <style:font-face style:name="Tahoma1" svg:font-family="Tahoma"/>
    <style:font-face style:name="Arial-ItalicMT" svg:font-family="Arial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one" fo:country="none" style:language-asian="none" style:country-asian="none" style:language-complex="none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4-16T11:32:02</meta:creation-date>
    <dc:date>2014-09-05T19:09:06</dc:date>
    <dc:language>de-DE</dc:language>
    <meta:editing-cycles>8</meta:editing-cycles>
    <meta:editing-duration>PT8H2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248" meta:character-count="1542"/>
  </office:meta>
</office:document-meta>
</file>